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3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4" style:family="paragraph" style:parent-style-name="Standard">
      <loext:graphic-properties draw:fill-gradient-name="gradient" draw:fill-hatch-name="hatch"/>
      <style:paragraph-properties fo:margin-left="1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5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972cc" style:font-size-asian="12.3999996185303pt" style:font-size-complex="12.3999996185303pt"/>
    </style:style>
    <style:style style:name="P6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2a30ad" style:font-size-asian="12.3999996185303pt" style:font-size-complex="12.3999996185303pt"/>
    </style:style>
    <style:style style:name="P7" style:family="paragraph" style:parent-style-name="Standard" style:master-page-name="">
      <loext:graphic-properties draw:fill-gradient-name="gradient" draw:fill-hatch-name="hatch"/>
      <style:paragraph-properties fo:margin-left="0.25in" fo:margin-right="0in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8" style:family="paragraph" style:parent-style-name="Standard">
      <loext:graphic-properties draw:fill-gradient-name="gradient" draw:fill-hatch-name="hatch"/>
      <style:paragraph-properties fo:margin-left="0.2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9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1b769a" style:font-size-asian="12.3999996185303pt" style:font-size-complex="12.3999996185303pt"/>
    </style:style>
    <style:style style:name="P11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2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2ce9fc" style:font-size-asian="12.3999996185303pt" style:font-size-complex="12.3999996185303pt"/>
    </style:style>
    <style:style style:name="P13" style:family="paragraph" style:parent-style-name="Standard">
      <loext:graphic-properties draw:fill-gradient-name="gradient" draw:fill-hatch-name="hatch"/>
      <style:paragraph-properties fo:margin-left="0.25in" fo:margin-right="0in" fo:line-height="100%" fo:text-indent="0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4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15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c1e65" officeooo:paragraph-rsid="003c1e65" style:font-size-asian="12.3999996185303pt" style:font-size-complex="12.3999996185303pt"/>
    </style:style>
    <style:style style:name="P16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3dbcfb" officeooo:paragraph-rsid="003dbcfb" style:font-size-asian="12.3999996185303pt" style:font-size-complex="12.3999996185303pt"/>
    </style:style>
    <style:style style:name="P17" style:family="paragraph" style:parent-style-name="Standard" style:master-page-name="">
      <loext:graphic-properties draw:fill-gradient-name="gradient" draw:fill-hatch-name="hatch"/>
      <style:paragraph-properties fo:margin-left="0.25in" fo:margin-right="0in" fo:line-height="100%" fo:text-indent="0in" style:auto-text-indent="false" style:page-number="auto">
        <style:tab-stops/>
      </style:paragraph-properties>
      <style:text-properties style:font-name="Verdana" fo:font-size="12.3999996185303pt" fo:font-weight="normal" officeooo:rsid="001da268" officeooo:paragraph-rsid="00239907" style:font-size-asian="12.3999996185303pt" style:font-weight-asian="normal" style:font-size-complex="12.3999996185303pt" style:font-weight-complex="normal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1df94" officeooo:paragraph-rsid="0031df94" style:font-size-asian="12.3999996185303pt" style:font-size-complex="12.3999996185303pt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c1e65" officeooo:paragraph-rsid="003c1e65" style:font-size-asian="12.3999996185303pt" style:font-size-complex="12.3999996185303pt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3dbcfb" officeooo:paragraph-rsid="003dbcfb" style:font-size-asian="12.3999996185303pt" style:font-size-complex="12.3999996185303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31df94" style:font-size-asian="12.3999996185303pt" style:font-size-complex="12.3999996185303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a45db" style:font-size-asian="12.3999996185303pt" style:font-size-complex="12.3999996185303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left="1.25in" fo:margin-right="0in" fo:text-indent="-0.25in" style:auto-text-indent="false">
        <style:tab-stops/>
      </style:paragraph-properties>
      <style:text-properties style:font-name="Verdana" fo:font-size="12.3999996185303pt" officeooo:rsid="000a45db" officeooo:paragraph-rsid="000bc229" style:font-size-asian="12.3999996185303pt" style:font-size-complex="12.3999996185303pt"/>
    </style:style>
    <style:style style:name="P25" style:family="paragraph" style:parent-style-name="Standard">
      <loext:graphic-properties draw:fill-gradient-name="gradient" draw:fill-hatch-name="hatch"/>
      <style:paragraph-properties fo:margin-left="0.75in" fo:margin-right="0in" fo:text-indent="0in" style:auto-text-indent="false">
        <style:tab-stops/>
      </style:paragraph-properties>
      <style:text-properties style:font-name="Verdana" fo:font-size="12.3999996185303pt" officeooo:rsid="000a45db" officeooo:paragraph-rsid="0043f066" style:font-size-asian="12.3999996185303pt" style:font-size-complex="12.3999996185303pt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1b769a" style:font-size-asian="12.3999996185303pt" style:font-size-complex="12.3999996185303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1b769a" officeooo:paragraph-rsid="002ce9fc" style:font-size-asian="12.3999996185303pt" style:font-size-complex="12.3999996185303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0bc229" style:font-size-asian="12.3999996185303pt" style:font-size-complex="12.3999996185303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384b4" style:font-size-asian="12.3999996185303pt" style:font-size-complex="12.3999996185303pt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c2523" officeooo:paragraph-rsid="001384b4" style:font-size-asian="12.3999996185303pt" style:font-size-complex="12.3999996185303pt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2a30ad" officeooo:paragraph-rsid="002a30ad" style:font-size-asian="12.3999996185303pt" style:font-size-complex="12.3999996185303pt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0.75in" fo:margin-right="0in" fo:text-indent="-0.25in" style:auto-text-indent="false">
        <style:tab-stops/>
      </style:paragraph-properties>
      <style:text-properties style:font-name="Verdana" fo:font-size="12.3999996185303pt" officeooo:rsid="0043f066" officeooo:paragraph-rsid="0043f066" style:font-size-asian="12.3999996185303pt" style:font-size-complex="12.3999996185303pt"/>
    </style:style>
    <style:style style:name="P33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1da268" style:font-size-asian="10.8500003814697pt" style:font-size-complex="12.3999996185303pt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left="0.25in" fo:margin-right="0in" fo:text-indent="-0.25in" style:auto-text-indent="false">
        <style:tab-stops/>
      </style:paragraph-properties>
      <style:text-properties style:font-name="Verdana" fo:font-size="12.3999996185303pt" officeooo:rsid="000bc229" officeooo:paragraph-rsid="0025607b" style:font-size-asian="10.8500003814697pt" style:font-size-complex="12.3999996185303pt"/>
    </style:style>
    <style:style style:name="T1" style:family="text">
      <style:text-properties style:font-size-asian="12.3999996185303pt"/>
    </style:style>
    <style:style style:name="T2" style:family="text">
      <style:text-properties officeooo:rsid="001da268" style:font-size-asian="12.3999996185303pt"/>
    </style:style>
    <style:style style:name="T3" style:family="text">
      <style:text-properties officeooo:rsid="0026e10a" style:font-size-asian="12.3999996185303pt"/>
    </style:style>
    <style:style style:name="T4" style:family="text">
      <style:text-properties officeooo:rsid="003c1e65"/>
    </style:style>
    <style:style style:name="T5" style:family="text">
      <style:text-properties officeooo:rsid="003e4cb8"/>
    </style:style>
    <style:style style:name="T6" style:family="text">
      <style:text-properties officeooo:rsid="003f5c42"/>
    </style:style>
    <style:style style:name="T7" style:family="text">
      <style:text-properties officeooo:rsid="0041ddde"/>
    </style:style>
    <style:style style:name="T8" style:family="text">
      <style:text-properties officeooo:rsid="004210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list xml:id="list1119246086" text:style-name="L1">
        <text:list-item>
          <text:p text:style-name="P18">Docs:</text:p>
        </text:list-item>
      </text:list>
      <text:p text:style-name="P14">https://github.com/crytic/slither/wiki/Upgradeability-Checks</text:p>
      <text:p text:style-name="P13"/>
      <text:list xml:id="list184314771154592" text:continue-numbering="true" text:style-name="L1">
        <text:list-item>
          <text:p text:style-name="P18">How to use.</text:p>
        </text:list-item>
      </text:list>
      <text:p text:style-name="P7"/>
      <text:p text:style-name="P8">{</text:p>
      <text:list xml:id="list184314801646642" text:continue-numbering="true" text:style-name="L1">
        <text:list-item>
          <text:p text:style-name="P20">Make sure Slither works.</text:p>
        </text:list-item>
      </text:list>
      <text:p text:style-name="P15">See <text:span text:style-name="T7">is</text:span> manual in another document.</text:p>
      <text:p text:style-name="P9"/>
      <text:list xml:id="list184313470710391" text:continue-numbering="true" text:style-name="L1">
        <text:list-item>
          <text:p text:style-name="P19">Execute the "slither<text:span text:style-name="T4">-check-upgradeability</text:span>-1.bash" script.</text:p>
        </text:list-item>
      </text:list>
      <text:p text:style-name="P25"/>
      <text:list xml:id="list184315084905823" text:continue-numbering="true" text:style-name="L1">
        <text:list-item>
          <text:p text:style-name="P32">Review the script output in the terminal.</text:p>
        </text:list-item>
      </text:list>
      <text:p text:style-name="P25"/>
      <text:list xml:id="list184314457410197" text:continue-numbering="true" text:style-name="L1">
        <text:list-item>
          <text:p text:style-name="P21">If you later develop anothe<text:span text:style-name="T5">r</text:span> version of the upgradea<text:span text:style-name="T6">b</text:span>le contract you will need to <text:span text:style-name="T8">edit the script to </text:span>provide its name in the command line.</text:p>
        </text:list-item>
      </text:list>
      <text:p text:style-name="P16">See the docs for more info.</text:p>
      <text:p text:style-name="P9"/>
      <text:list xml:id="list184313695353182" text:continue-numbering="true" text:style-name="L1">
        <text:list-item>
          <text:p text:style-name="P22"/>
        </text:list-item>
      </text:list>
      <text:p text:style-name="P9"/>
      <text:p text:style-name="P8">}</text:p>
      <text:p text:style-name="P13"/>
      <text:list xml:id="list184314466874500" text:continue-numbering="true" text:style-name="L1">
        <text:list-item>
          <text:p text:style-name="P26"/>
        </text:list-item>
      </text:list>
      <text:p text:style-name="P10"/>
      <text:list xml:id="list184313980945058" text:continue-numbering="true" text:style-name="L1">
        <text:list-item>
          <text:p text:style-name="P26"/>
        </text:list-item>
      </text:list>
      <text:p text:style-name="P10"/>
      <text:list xml:id="list184314146754039" text:continue-numbering="true" text:style-name="L1">
        <text:list-item>
          <text:p text:style-name="P26"/>
        </text:list-item>
      </text:list>
      <text:p text:style-name="P10"/>
      <text:list xml:id="list184315100524892" text:continue-numbering="true" text:style-name="L1">
        <text:list-item>
          <text:p text:style-name="P26"/>
        </text:list-item>
      </text:list>
      <text:p text:style-name="P10"/>
      <text:list xml:id="list184313850718517" text:continue-numbering="true" text:style-name="L1">
        <text:list-item>
          <text:p text:style-name="P26"/>
        </text:list-item>
      </text:list>
      <text:p text:style-name="P10"/>
      <text:list xml:id="list184315117560541" text:continue-numbering="true" text:style-name="L1">
        <text:list-item>
          <text:p text:style-name="P26"/>
        </text:list-item>
      </text:list>
      <text:p text:style-name="P10"/>
      <text:list xml:id="list184314255290236" text:continue-numbering="true" text:style-name="L1">
        <text:list-item>
          <text:p text:style-name="P26"/>
        </text:list-item>
      </text:list>
      <text:p text:style-name="P10"/>
      <text:list xml:id="list184314801963313" text:continue-numbering="true" text:style-name="L1">
        <text:list-item>
          <text:p text:style-name="P26"/>
        </text:list-item>
      </text:list>
      <text:p text:style-name="P10"/>
      <text:list xml:id="list184314628074917" text:continue-numbering="true" text:style-name="L1">
        <text:list-item>
          <text:p text:style-name="P26"/>
        </text:list-item>
      </text:list>
      <text:p text:style-name="P10"/>
      <text:list xml:id="list184314050545378" text:continue-numbering="true" text:style-name="L1">
        <text:list-item>
          <text:p text:style-name="P26"/>
        </text:list-item>
      </text:list>
      <text:p text:style-name="P1"/>
      <text:p text:style-name="P2">{</text:p>
      <text:list xml:id="list184314859538028" text:continue-numbering="true" text:style-name="L1">
        <text:list-item>
          <text:p text:style-name="P23"/>
        </text:list-item>
      </text:list>
      <text:p text:style-name="P3"/>
      <text:list xml:id="list184314852253378" text:continue-numbering="true" text:style-name="L1">
        <text:list-item>
          <text:p text:style-name="P23"/>
        </text:list-item>
      </text:list>
      <text:p text:style-name="P3"/>
      <text:p text:style-name="P3">{</text:p>
      <text:list xml:id="list184313202515345" text:continue-numbering="true" text:style-name="L1">
        <text:list-item>
          <text:p text:style-name="P24"/>
        </text:list-item>
      </text:list>
      <text:p text:style-name="P4"/>
      <text:list xml:id="list184314050962449" text:continue-numbering="true" text:style-name="L1">
        <text:list-item>
          <text:p text:style-name="P24"/>
        </text:list-item>
      </text:list>
      <text:p text:style-name="P4"/>
      <text:p text:style-name="P3">}</text:p>
      <text:p text:style-name="P3"/>
      <text:list xml:id="list184313805789930" text:continue-numbering="true" text:style-name="L1">
        <text:list-item>
          <text:p text:style-name="P23"/>
        </text:list-item>
      </text:list>
      <text:p text:style-name="P3"/>
      <text:list xml:id="list184313330655304" text:continue-numbering="true" text:style-name="L1">
        <text:list-item>
          <text:p text:style-name="P23"/>
        </text:list-item>
      </text:list>
      <text:p text:style-name="P3"/>
      <text:p text:style-name="P2">}</text:p>
      <text:p text:style-name="P2"/>
      <text:list xml:id="list184314513539510" text:continue-numbering="true" text:style-name="L1">
        <text:list-item>
          <text:p text:style-name="P28"/>
        </text:list-item>
      </text:list>
      <text:p text:style-name="P11"/>
      <text:list xml:id="list184314355229135" text:continue-numbering="true" text:style-name="L1">
        <text:list-item>
          <text:p text:style-name="P27"/>
        </text:list-item>
      </text:list>
      <text:p text:style-name="P11"/>
      <text:list xml:id="list184314149273918" text:continue-numbering="true" text:style-name="L1">
        <text:list-item>
          <text:p text:style-name="P27"/>
        </text:list-item>
      </text:list>
      <text:p text:style-name="P11"/>
      <text:list xml:id="list184314148644137" text:continue-numbering="true" text:style-name="L1">
        <text:list-item>
          <text:p text:style-name="P27"/>
        </text:list-item>
      </text:list>
      <text:p text:style-name="P11"/>
      <text:list xml:id="list184314990052892" text:continue-numbering="true" text:style-name="L1">
        <text:list-item>
          <text:p text:style-name="P27"/>
        </text:list-item>
      </text:list>
      <text:p text:style-name="P11"/>
      <text:list xml:id="list184314269462972" text:continue-numbering="true" text:style-name="L1">
        <text:list-item>
          <text:p text:style-name="P27"/>
        </text:list-item>
      </text:list>
      <text:p text:style-name="P12"/>
      <text:list xml:id="list184314579626353" text:continue-numbering="true" text:style-name="L1">
        <text:list-item>
          <text:p text:style-name="P28"/>
        </text:list-item>
      </text:list>
      <text:p text:style-name="P2"/>
      <text:list xml:id="list184314494299545" text:continue-numbering="true" text:style-name="L1">
        <text:list-item>
          <text:p text:style-name="P29">* <text:span text:style-name="ToDo-0">ToDo-0</text:span> *</text:p>
        </text:list-item>
      </text:list>
      <text:p text:style-name="P5"/>
      <text:list xml:id="list184314792002951" text:continue-numbering="true" text:style-name="L1">
        <text:list-item>
          <text:p text:style-name="P29">* <text:span text:style-name="ToDo-1">ToDo-1</text:span> *</text:p>
        </text:list-item>
      </text:list>
      <text:p text:style-name="P5"/>
      <text:list xml:id="list184314201009646" text:continue-numbering="true" text:style-name="L1">
        <text:list-item>
          <text:p text:style-name="P33"><text:span text:style-name="T1">* </text:span><text:span text:style-name="ToDo-2"><text:span text:style-name="T1">ToDo-</text:span></text:span><text:span text:style-name="ToDo-2"><text:span text:style-name="T2">2</text:span></text:span><text:span text:style-name="T1"> *</text:span></text:p>
        </text:list-item>
      </text:list>
      <text:p text:style-name="P5"/>
      <text:list xml:id="list184315241664461" text:continue-numbering="true" text:style-name="L1">
        <text:list-item>
          <text:p text:style-name="P34"><text:span text:style-name="T1">* </text:span><text:span text:style-name="ToDo-3"><text:span text:style-name="T1">ToDo-</text:span></text:span><text:span text:style-name="ToDo-3"><text:span text:style-name="T3">3</text:span></text:span><text:span text:style-name="T1"> *</text:span></text:p>
        </text:list-item>
      </text:list>
      <text:p text:style-name="P5"/>
      <text:list xml:id="list184313907627256" text:continue-numbering="true" text:style-name="L1">
        <text:list-item>
          <text:p text:style-name="P30">* <text:span text:style-name="Do-Not-Do">Do-Not-Do</text:span> *</text:p>
        </text:list-item>
      </text:list>
      <text:p text:style-name="P5"/>
      <text:list xml:id="list184314143255513" text:continue-numbering="true" text:style-name="L1">
        <text:list-item>
          <text:p text:style-name="P30">* <text:span text:style-name="Done">Done</text:span> *</text:p>
        </text:list-item>
      </text:list>
      <text:p text:style-name="P5"/>
      <text:list xml:id="list184314710422469" text:continue-numbering="true" text:style-name="L1">
        <text:list-item>
          <text:p text:style-name="P29">* <text:span text:style-name="Important">Important</text:span> *</text:p>
        </text:list-item>
      </text:list>
      <text:p text:style-name="P6"/>
      <text:list xml:id="list184315252704915" text:continue-numbering="true" text:style-name="L1">
        <text:list-item>
          <text:p text:style-name="P31"/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oDo-0" style:family="text">
      <style:text-properties loext:padding="0in" loext:border="2.24pt solid #c9211e"/>
    </style:style>
    <style:style style:name="ToDo-1" style:family="text">
      <style:text-properties loext:padding="0in" loext:border="2.24pt solid #b47804"/>
    </style:style>
    <style:style style:name="ToDo-2" style:family="text">
      <style:text-properties loext:padding="0in" loext:border="2.24pt solid #a1467e"/>
    </style:style>
    <style:style style:name="Done" style:family="text">
      <style:text-properties loext:padding="0in" loext:border="2.24pt solid #069a2e"/>
    </style:style>
    <style:style style:name="Important" style:family="text">
      <style:text-properties loext:padding="0in" loext:border="2.24pt solid #acb20c"/>
    </style:style>
    <style:style style:name="ToDo-3" style:family="text">
      <style:text-properties loext:padding="0in" loext:border="2.24pt solid #5983b0"/>
    </style:style>
    <style:style style:name="Do-Not-Do" style:family="text">
      <style:text-properties loext:padding="0in" loext:border="2.24pt solid #80808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07:00:47.973945201</meta:creation-date>
    <dc:date>2025-03-30T18:43:12.865885720</dc:date>
    <meta:editing-duration>PT4H24M29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1" meta:paragraph-count="47" meta:word-count="122" meta:character-count="515" meta:non-whitespace-character-count="453"/>
  </office:meta>
</office:document-meta>
</file>